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gr6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text-style-name="P4" draw:layer="layout" svg:width="15.806cm" svg:height="0.882cm" svg:x="1.017cm" svg:y="19cm">
          <draw:text-box>
            <text:p text:style-name="P4"><text:span text:style-name="T8">Catz master database (tables, views and logical connections)</text:span></text:p>
          </draw:text-box>
        </draw:frame>
        <draw:frame draw:style-name="gr5" draw:text-style-name="P5" draw:layer="layout" svg:width="7.844cm" svg:height="0.882cm" svg:x="20.5cm" svg:y="19.037cm">
          <draw:text-box>
            <text:p text:style-name="P5"><text:span text:style-name="T8">(c) Heikki Siltala 2010-2011</text:span></text:p>
          </draw:text-box>
        </draw:frame>
        <draw:rect draw:style-name="gr1" draw:text-style-name="P2" draw:layer="layout" svg:width="3.5cm" svg:height="2.5cm" svg:x="19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siteurl</text:span></text:p>
          <text:p text:style-name="P1"><text:span text:style-name="T3">nat</text:span></text:p>
        </draw:rect>
        <draw:rect draw:style-name="gr1" draw:text-style-name="P2" draw:layer="layout" svg:width="3cm" svg:height="2.5cm" svg:x="19.5cm" svg:y="15cm">
          <text:p text:style-name="P1"><text:span text:style-name="T1">MBREED</text:span></text:p>
          <text:p text:style-name="P1"><text:span text:style-name="T4">ems3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3.5cm" svg:y="11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3.5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7.5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6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7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draw:rect draw:style-name="gr8" draw:text-style-name="P2" draw:layer="layout" svg:width="3cm" svg:height="4cm" svg:x="17cm" svg:y="6.5cm">
          <text:p text:style-name="P1"><text:span text:style-name="T1">SECM</text:span></text:p>
          <text:p text:style-name="P1"><text:span text:style-name="T4">sid</text:span></text:p>
          <text:p text:style-name="P1"><text:span text:style-name="T5">cntalbum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8" draw:text-style-name="P2" draw:layer="layout" svg:width="2cm" svg:height="2cm" svg:x="22cm" svg:y="4.5cm">
          <text:p text:style-name="P1"><text:span text:style-name="T1">PRIM</text:span></text:p>
          <text:p text:style-name="P1"><text:span text:style-name="T4">pid</text:span></text:p>
          <text:p text:style-name="P1"><text:span text:style-name="T6">cnt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5.5cm" svg:x2="21cm" svg:y2="5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x y</meta:initial-creator>
    <meta:creation-date>2010-11-02T11:19:27</meta:creation-date>
    <meta:editing-duration>PT07H51M59S</meta:editing-duration>
    <meta:editing-cycles>25</meta:editing-cycles>
    <meta:generator>OpenOffice.org/3.1$Win32 OpenOffice.org_project/310m11$Build-9399$CWS-l10nrel31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6"/>
  </office:meta>
</office:document-meta>
</file>